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0.788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1.81cm"/>
    </style:style>
    <style:style style:name="Table1.D" style:family="table-column">
      <style:table-column-properties style:column-width="6.29cm"/>
    </style:style>
    <style:style style:name="Table1.E" style:family="table-column">
      <style:table-column-properties style:column-width="7.24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011cm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5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73b060" officeooo:paragraph-rsid="017f2d5f" style:font-size-asian="10pt" style:font-weight-asian="bold" style:font-name-complex="Verdana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9c7" officeooo:paragraph-rsid="015759c7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9c7" officeooo:paragraph-rsid="0172149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721495" officeooo:paragraph-rsid="01721495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8pt" officeooo:paragraph-rsid="0151b133" style:font-size-asian="7pt" style:font-name-complex="Verdana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6pt" fo:font-weight="bold" officeooo:paragraph-rsid="01825daf" style:font-size-asian="6pt" style:font-weight-asian="bold" style:font-name-complex="Verdana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14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officeooo:rsid="015a3261" officeooo:paragraph-rsid="01721495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1716393" officeooo:paragraph-rsid="013ae19c" style:font-size-asian="7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officeooo:paragraph-rsid="017291a3"/>
    </style:style>
    <style:style style:name="P18" style:family="paragraph" style:parent-style-name="Table_20_Contents">
      <style:paragraph-properties fo:text-align="start" style:justify-single-word="false"/>
      <style:text-properties officeooo:paragraph-rsid="0159a4be"/>
    </style:style>
    <style:style style:name="P19" style:family="paragraph" style:parent-style-name="Header">
      <style:paragraph-properties fo:text-align="center" style:justify-single-word="false"/>
      <style:text-properties style:font-name="Liberation Serif" fo:font-size="10pt" officeooo:paragraph-rsid="0182d9eb" style:font-size-asian="10pt" style:font-size-complex="10pt"/>
    </style:style>
    <style:style style:name="P20" style:family="paragraph" style:parent-style-name="Header">
      <style:paragraph-properties fo:text-align="center" style:justify-single-word="false"/>
      <style:text-properties style:font-name="Liberation Serif" fo:font-size="11pt" officeooo:rsid="00adcd69" officeooo:paragraph-rsid="0182ecca" style:font-size-asian="11pt" style:font-size-complex="11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367dd7" style:font-size-asian="8pt" style:font-size-complex="8pt"/>
    </style:style>
    <style:style style:name="T5" style:family="text">
      <style:text-properties style:font-name="Liberation Serif" fo:font-size="8pt" officeooo:rsid="0157cd2c" style:font-size-asian="8pt" style:font-size-complex="8pt"/>
    </style:style>
    <style:style style:name="T6" style:family="text">
      <style:text-properties style:font-name="Liberation Serif" fo:font-size="8pt" officeooo:rsid="0157ea37" style:font-size-asian="8pt" style:font-size-complex="8pt"/>
    </style:style>
    <style:style style:name="T7" style:family="text">
      <style:text-properties style:font-name="Liberation Serif" fo:font-size="8pt" officeooo:rsid="017291a3" style:font-size-asian="8pt" style:font-size-complex="8pt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Serif" officeooo:rsid="0136fb62" style:font-size-asian="8pt"/>
    </style:style>
    <style:style style:name="T10" style:family="text">
      <style:text-properties style:font-name="Liberation Serif" officeooo:rsid="0131e22b" style:font-size-asian="8pt"/>
    </style:style>
    <style:style style:name="T11" style:family="text">
      <style:text-properties style:font-name="Liberation Serif" officeooo:rsid="017f2d5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dcd69" style:font-weight-asian="bold" style:font-weight-complex="bold"/>
    </style:style>
    <style:style style:name="T14" style:family="text">
      <style:text-properties officeooo:rsid="017d8f2d"/>
    </style:style>
    <style:style style:name="T15" style:family="text">
      <style:text-properties officeooo:rsid="017f2d5f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3"><text:text-input text:description="&lt;company_name(o)&gt;">Company Name</text:text-input></text:span><text:span text:style-name="T13"> </text:span></text:p>
      <text:p text:style-name="P20"><text:span text:style-name="T13"><text:s/></text:span><text:span text:style-name="T16"><text:text-input text:description="&lt;company_address(o)&gt;">Company Address</text:text-input></text:span></text:p>
      <text:p text:style-name="P4">Delay Delivery <text:span text:style-name="T14">Analysis</text:span> List:<text:span text:style-name="T15">Delivery delay by More than <text:s/></text:span><text:span text:style-name="Source_20_Text"><text:span text:style-name="T11"><text:text-input text:description="&lt;o.delay_days if o.delay_days else 0&gt;">delay</text:text-input></text:span></text:span><text:span text:style-name="Source_20_Text"><text:span text:style-name="T7"> </text:span></text:span><text:span text:style-name="T15">Day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5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6">S/No</text:p>
            </table:table-cell>
            <table:table-cell table:style-name="Table1.A2" office:value-type="string">
              <text:p text:style-name="P7">OA No.</text:p>
            </table:table-cell>
            <table:table-cell table:style-name="Table1.A2" office:value-type="string">
              <text:p text:style-name="P9">Date</text:p>
            </table:table-cell>
            <table:table-cell table:style-name="Table1.A2" office:value-type="string">
              <text:p text:style-name="P8">Customer</text:p>
            </table:table-cell>
            <table:table-cell table:style-name="Table1.E2" office:value-type="string">
              <text:p text:style-name="P7">Pending Product 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14"><text:span text:style-name="Source_20_Text"><text:span text:style-name="T1"><text:text-input text:description="&lt;for each=&quot;line in get_move_lines(o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Standard"><text:span text:style-name="Source_20_Text"><text:span text:style-name="T5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<text:span text:style-name="Source_20_Text"><text:span text:style-name="T3"><text:text-input text:description="&lt;line['sr_no']&gt;">sr_n.</text:text-input></text:span></text:span></text:p>
          </table:table-cell>
          <table:table-cell table:style-name="Table1.A5" office:value-type="string">
            <text:p text:style-name="P18"><text:span text:style-name="Source_20_Text"><text:span text:style-name="T6"><text:text-input text:description="&lt;line['oa_no']&gt;">oa_no</text:text-input></text:span></text:span></text:p>
          </table:table-cell>
          <table:table-cell table:style-name="Table1.A5" office:value-type="string">
            <text:p text:style-name="P17"><text:span text:style-name="Source_20_Text"><text:span text:style-name="T7"><text:text-input text:description="&lt;line['date']&gt;">date</text:text-input></text:span></text:span></text:p>
          </table:table-cell>
          <table:table-cell table:style-name="Table1.A5" office:value-type="string">
            <text:p text:style-name="P15"><text:span text:style-name="Source_20_Text"><text:span text:style-name="T10"><text:text-input text:description="&lt;line['customer_name']&gt;">customer_name</text:text-input></text:span></text:span></text:p>
          </table:table-cell>
          <table:table-cell table:style-name="Table1.E5" office:value-type="string">
            <text:p text:style-name="P16"><text:text-input text:description="&lt;line['pending_product']&gt;">pending_product</text:text-input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13"><text:span text:style-name="Source_20_Text"><text:span text:style-name="T4"/></text:span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><text:span text:style-name="Source_20_Text"><text:span text:style-name="T9"><text:s/></text:span></text:span></text:p>
          </table:table-cell>
        </table:table-row>
        <table:table-row>
          <table:table-cell table:style-name="Table1.A3" table:number-columns-spanned="5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2"><text:span text:style-name="T12">Printed on </text:span><text:span text:style-name="T12"><text:date style:data-style-name="N79" text:date-value="2017-01-31T11:36:32.769477842">Tuesday 31 January 2017</text:date></text:span><text:span text:style-name="T12"> at </text:span><text:span text:style-name="T12"><text:time style:data-style-name="N42" text:time-value="2017-01-31T11:36:32.769655748">11:36 AM</text:time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6:32.629169885</dc:date>
    <meta:editing-duration>P3DT7H11M1S</meta:editing-duration>
    <meta:editing-cycles>1305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8" meta:character-count="325" meta:non-whitespace-character-count="28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